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2804a" officeooo:paragraph-rsid="0012804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2804a" officeooo:paragraph-rsid="0012804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2804a" officeooo:paragraph-rsid="0012804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2804a" officeooo:paragraph-rsid="0013c82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3c82c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12804a" officeooo:paragraph-rsid="0012804a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12804a" officeooo:paragraph-rsid="0014079e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76a80"/>
    </style:style>
    <style:style style:name="P9" style:family="paragraph" style:parent-style-name="Standard">
      <style:paragraph-properties fo:text-align="start" style:justify-single-word="false"/>
      <style:text-properties officeooo:paragraph-rsid="00186fcc"/>
    </style:style>
    <style:style style:name="P10" style:family="paragraph" style:parent-style-name="Standard">
      <style:paragraph-properties fo:text-align="start" style:justify-single-word="false"/>
      <style:text-properties officeooo:paragraph-rsid="001a0eae"/>
    </style:style>
    <style:style style:name="P11" style:family="paragraph" style:parent-style-name="Standard">
      <style:paragraph-properties fo:text-align="start" style:justify-single-word="false"/>
      <style:text-properties fo:font-size="12pt" officeooo:paragraph-rsid="00176a80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paragraph-rsid="00186fcc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paragraph-rsid="001a0eae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2804a" officeooo:paragraph-rsid="0012804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2804a" officeooo:paragraph-rsid="00186fc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2804a" officeooo:paragraph-rsid="001a0ea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2804a" officeooo:paragraph-rsid="0013c82c" style:font-size-asian="10.5pt" style:font-weight-asian="normal" style:font-size-complex="12pt" style:font-weight-complex="normal"/>
    </style:style>
    <style:style style:name="T1" style:family="text">
      <style:text-properties fo:font-size="15pt" fo:font-style="italic" style:font-size-asian="15pt" style:font-style-asian="italic" style:font-size-complex="15pt" style:font-style-complex="italic"/>
    </style:style>
    <style:style style:name="T2" style:family="text">
      <style:text-properties fo:font-size="15pt" fo:font-style="italic" officeooo:rsid="0013c82c" style:font-size-asian="15pt" style:font-style-asian="italic" style:font-size-complex="15pt" style:font-style-complex="italic"/>
    </style:style>
    <style:style style:name="T3" style:family="text">
      <style:text-properties fo:font-size="15pt" fo:font-style="italic" officeooo:rsid="0014079e" style:font-size-asian="15pt" style:font-style-asian="italic" style:font-size-complex="15pt" style:font-style-complex="italic"/>
    </style:style>
    <style:style style:name="T4" style:family="text">
      <style:text-properties fo:font-size="15pt" fo:font-style="italic" officeooo:rsid="00186fcc" style:font-size-asian="15pt" style:font-style-asian="italic" style:font-size-complex="15pt" style:font-style-complex="italic"/>
    </style:style>
    <style:style style:name="T5" style:family="text">
      <style:text-properties fo:font-size="15pt" fo:font-style="italic" officeooo:rsid="001a0eae" style:font-size-asian="15pt" style:font-style-asian="italic" style:font-size-complex="15pt" style:font-style-complex="italic"/>
    </style:style>
    <style:style style:name="T6" style:family="text">
      <style:text-properties fo:font-size="13pt" style:font-size-asian="11.3500003814697pt" style:font-size-complex="13pt"/>
    </style:style>
    <style:style style:name="T7" style:family="text">
      <style:text-properties fo:font-size="13pt" officeooo:rsid="0014079e" style:font-size-asian="12pt" style:font-size-complex="13pt"/>
    </style:style>
    <style:style style:name="T8" style:family="text">
      <style:text-properties fo:color="#0000cd"/>
    </style:style>
    <style:style style:name="T9" style:family="text">
      <style:text-properties fo:color="#0000cd" fo:font-weight="normal" officeooo:rsid="0012804a" style:font-weight-asian="normal" style:font-weight-complex="normal"/>
    </style:style>
    <style:style style:name="T10" style:family="text">
      <style:text-properties fo:color="#0000cd" fo:font-size="12pt" fo:font-weight="normal" officeooo:rsid="00186fcc" style:font-size-asian="12pt" style:font-weight-asian="normal" style:font-size-complex="12pt" style:font-weight-complex="normal"/>
    </style:style>
    <style:style style:name="T11" style:family="text">
      <style:text-properties fo:color="#000000"/>
    </style:style>
    <style:style style:name="T12" style:family="text">
      <style:text-properties fo:color="#000000" officeooo:rsid="0012804a"/>
    </style:style>
    <style:style style:name="T13" style:family="text">
      <style:text-properties fo:color="#000000" fo:font-weight="normal" officeooo:rsid="0012804a" style:font-weight-asian="normal" style:font-weight-complex="normal"/>
    </style:style>
    <style:style style:name="T14" style:family="text">
      <style:text-properties fo:color="#000000" fo:font-size="12pt" fo:font-weight="normal" officeooo:rsid="00186fcc" style:font-size-asian="12pt" style:font-weight-asian="normal" style:font-size-complex="12pt" style:font-weight-complex="normal"/>
    </style:style>
    <style:style style:name="T15" style:family="text">
      <style:text-properties fo:color="#000000" fo:font-size="12pt" fo:font-weight="normal" officeooo:rsid="0012804a" style:font-size-asian="12pt" style:font-weight-asian="normal" style:font-size-complex="12pt" style:font-weight-complex="normal"/>
    </style:style>
    <style:style style:name="T16" style:family="text">
      <style:text-properties fo:color="#000000" fo:font-size="12pt" fo:font-weight="normal" officeooo:rsid="001a0eae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12804a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176a80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2804a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15eba8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13c82c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186fcc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1a0eae" style:font-size-asian="12pt" style:font-weight-asian="normal" style:font-size-complex="12pt" style:font-weight-complex="normal"/>
    </style:style>
    <style:style style:name="T24" style:family="text">
      <style:text-properties fo:font-weight="normal" officeooo:rsid="00176a80" style:font-weight-asian="normal" style:font-weight-complex="normal"/>
    </style:style>
    <style:style style:name="T25" style:family="text">
      <style:text-properties fo:font-weight="normal" officeooo:rsid="0012804a" style:font-weight-asian="normal" style:font-weight-complex="normal"/>
    </style:style>
    <style:style style:name="T26" style:family="text">
      <style:text-properties fo:font-weight="normal" officeooo:rsid="00186fcc" style:font-weight-asian="normal" style:font-weight-complex="normal"/>
    </style:style>
    <style:style style:name="T27" style:family="text">
      <style:text-properties officeooo:rsid="0014079e" style:font-size-asian="12pt"/>
    </style:style>
    <style:style style:name="T28" style:family="text">
      <style:text-properties officeooo:rsid="00186f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Անվտանգություն</text:p>
      <text:p text:style-name="P2"/>
      <text:p text:style-name="P3"/>
      <text:p text:style-name="P3"><text:span text:style-name="T1">1․ SQL Injection</text:span> <text:span text:style-name="T28">(Սոցիալական քարտ)</text:span></text:p>
      <text:p text:style-name="P3"><text:tab/></text:p>
      <text:p text:style-name="P8"><text:span text:style-name="T17"><text:tab/></text:span><text:span text:style-name="T18">1.Մուտք գործել </text:span><text:a xlink:type="simple" xlink:href="https://www.vivus.goodcredit.am/" text:style-name="Internet_20_link" text:visited-style-name="Visited_20_Internet_20_Link"><text:span text:style-name="T18">https://www.vivus.goodcredit.am/</text:span></text:a><text:span text:style-name="T18"> կայք։</text:span></text:p>
      <text:p text:style-name="P8"><text:span text:style-name="T18"><text:tab/></text:span><text:span text:style-name="T22">2. Քլիկ անել “ԴԻՄԵԼ” <text:s/>կոճակին։</text:span></text:p>
      <text:p text:style-name="P9"><text:span text:style-name="T22"><text:tab/>3. Նոր բացված էջում(</text:span><text:a xlink:type="simple" xlink:href="https://www.vivus.goodcredit.am/registration" text:style-name="Internet_20_link" text:visited-style-name="Visited_20_Internet_20_Link"><text:span text:style-name="T22">https://www.vivus.goodcredit.am/registration</text:span></text:a><text:span text:style-name="T22">) <text:tab/>“Սոցիալական քարտ” դաշտում նեչնուծել </text:span><text:span text:style-name="T19">“’ ‘ </text:span><text:span text:style-name="T14">; </text:span><text:span text:style-name="T10">DROP</text:span><text:span text:style-name="T14"> </text:span><text:span text:style-name="T10">TABLE</text:span><text:span text:style-name="T14"> </text:span><text:span text:style-name="T15">IdCards</text:span><text:span text:style-name="T19">” </text:span><text:span text:style-name="T22">։</text:span></text:p>
      <text:p text:style-name="P9"><text:span text:style-name="T22"><text:tab/></text:span></text:p>
      <text:p text:style-name="P9"><text:span text:style-name="T22"><text:tab/>Արդյունքւոմ պետք է ստանանք սխալի մասին հաղորդագրություն։</text:span></text:p>
      <text:p text:style-name="P9"><text:span text:style-name="T22"/></text:p>
      <text:p text:style-name="P15"><text:span text:style-name="T4">2</text:span><text:span text:style-name="T1">․ SQL Injection</text:span> <text:span text:style-name="T28">(Սոցքարտ)</text:span></text:p>
      <text:p text:style-name="P15"><text:tab/></text:p>
      <text:p text:style-name="P9"><text:span text:style-name="T17"><text:tab/></text:span><text:span text:style-name="T18">1.Մուտք գործել </text:span><text:a xlink:type="simple" xlink:href="https://www.vivus.goodcredit.am/" text:style-name="Internet_20_link" text:visited-style-name="Visited_20_Internet_20_Link"><text:span text:style-name="T18">https://www.vivus.goodcredit.am/</text:span></text:a><text:span text:style-name="T18"> կայք։</text:span></text:p>
      <text:p text:style-name="P9"><text:span text:style-name="T18"><text:tab/></text:span><text:span text:style-name="T22">2. Քլիկ անել “</text:span><text:span text:style-name="T23">Մուտք</text:span><text:span text:style-name="T22">” <text:s/>կոճակին։</text:span></text:p>
      <text:p text:style-name="P10"><text:span text:style-name="T22"><text:tab/>3. Նոր բացված </text:span><text:span text:style-name="T23">դիալոգային պատուհանի </text:span><text:span text:style-name="T22">“Սոց</text:span><text:span text:style-name="T23">քարտ</text:span><text:span text:style-name="T22">” դաշտում <text:tab/>նեչնուծել </text:span><text:span text:style-name="T19">“’ ‘ </text:span><text:span text:style-name="T14">; </text:span><text:span text:style-name="T10">DROP</text:span><text:span text:style-name="T14"> </text:span><text:span text:style-name="T10">TABLE</text:span><text:span text:style-name="T14"> </text:span><text:span text:style-name="T15">IdCards</text:span><text:span text:style-name="T19">” </text:span><text:span text:style-name="T22">։</text:span></text:p>
      <text:p text:style-name="P9"><text:span text:style-name="T22"><text:tab/></text:span></text:p>
      <text:p text:style-name="P9"><text:span text:style-name="T22"><text:tab/>Արդյունքւոմ պետք է ստանանք սխալի մասին հաղորդագրություն։</text:span></text:p>
      <text:p text:style-name="P12"><text:span text:style-name="T22"/></text:p>
      <text:p text:style-name="P16"><text:span text:style-name="T5">3</text:span><text:span text:style-name="T1">․ SQL Injection</text:span> <text:span text:style-name="T28">(Գաղտնաբառ)</text:span></text:p>
      <text:p text:style-name="P16"><text:tab/></text:p>
      <text:p text:style-name="P10"><text:span text:style-name="T17"><text:tab/></text:span><text:span text:style-name="T18">1.Մուտք գործել </text:span><text:a xlink:type="simple" xlink:href="https://www.vivus.goodcredit.am/" text:style-name="Internet_20_link" text:visited-style-name="Visited_20_Internet_20_Link"><text:span text:style-name="T18">https://www.vivus.goodcredit.am/</text:span></text:a><text:span text:style-name="T18"> կայք։</text:span></text:p>
      <text:p text:style-name="P10"><text:span text:style-name="T18"><text:tab/></text:span><text:span text:style-name="T22">2. Քլիկ անել “</text:span><text:span text:style-name="T23">Մուտք</text:span><text:span text:style-name="T22">” <text:s/>կոճակին։</text:span></text:p>
      <text:p text:style-name="P10"><text:span text:style-name="T22"><text:tab/>3. Նոր բացված </text:span><text:span text:style-name="T23">դիալոգային պատուհանի </text:span><text:span text:style-name="T22">“</text:span><text:span text:style-name="T23">Գաղտնաբառ</text:span><text:span text:style-name="T22">” դաշտում <text:tab/>նեչնուծել </text:span><text:span text:style-name="T19">“’ ‘ </text:span><text:span text:style-name="T14">; </text:span><text:span text:style-name="T10">DROP</text:span><text:span text:style-name="T14"> </text:span><text:span text:style-name="T10">TABLE</text:span><text:span text:style-name="T14"> </text:span><text:span text:style-name="T16">password</text:span><text:span text:style-name="T19">” </text:span><text:span text:style-name="T22">։</text:span></text:p>
      <text:p text:style-name="P10"><text:span text:style-name="T22"><text:tab/></text:span></text:p>
      <text:p text:style-name="P13"><text:span text:style-name="T26"><text:tab/>Արդյունքւոմ պետք է ստանանք սխալի մասին հաղորդագրություն։</text:span></text:p>
      <text:p text:style-name="P6"/>
      <text:p text:style-name="P16"><text:span text:style-name="T5">4</text:span><text:span text:style-name="T1">․ </text:span><text:span text:style-name="T2">JavaScript</text:span><text:span text:style-name="T1"> Injection</text:span> <text:span text:style-name="T28">(Սոցիալական քարտ)</text:span></text:p>
      <text:p text:style-name="P16"><text:tab/></text:p>
      <text:p text:style-name="P10"><text:span text:style-name="T17"><text:tab/></text:span><text:span text:style-name="T18">1.Մուտք գործել </text:span><text:a xlink:type="simple" xlink:href="https://www.vivus.goodcredit.am/" text:style-name="Internet_20_link" text:visited-style-name="Visited_20_Internet_20_Link"><text:span text:style-name="T18">https://www.vivus.goodcredit.am/</text:span></text:a><text:span text:style-name="T18"> կայք։</text:span></text:p>
      <text:p text:style-name="P10"><text:span text:style-name="T18"><text:tab/></text:span><text:span text:style-name="T22">2. Քլիկ անել “ԴԻՄԵԼ” <text:s/>կոճակին։</text:span></text:p>
      <text:p text:style-name="P10"><text:span text:style-name="T22"><text:tab/>3. Նոր բացված էջում(</text:span><text:a xlink:type="simple" xlink:href="https://www.vivus.goodcredit.am/registration" text:style-name="Internet_20_link" text:visited-style-name="Visited_20_Internet_20_Link"><text:span text:style-name="T22">https://www.vivus.goodcredit.am/registration</text:span></text:a><text:span text:style-name="T22">) <text:tab/>“Սոցիալական քարտ” դաշտում նեչնուծել </text:span><text:span text:style-name="T19">“</text:span><text:span text:style-name="T20">&lt;script&gt;</text:span><text:span text:style-name="T21">alert(‘hacked’)</text:span><text:span text:style-name="T20">&lt;/script&gt;</text:span><text:span text:style-name="T19">” </text:span><text:span text:style-name="T22">։</text:span></text:p>
      <text:p text:style-name="P10"><text:span text:style-name="T22"><text:tab/></text:span></text:p>
      <text:p text:style-name="P10"><text:span text:style-name="T22"><text:tab/>Արդյունքւոմ պետք է ստանանք սխալի մասին հաղորդագրություն։</text:span></text:p>
      <text:p text:style-name="P10"><text:span text:style-name="T22"/></text:p>
      <text:p text:style-name="P16"><text:span text:style-name="T5">5</text:span><text:span text:style-name="T1">․ </text:span><text:span text:style-name="T2">JavaScriptJavaScript</text:span><text:span text:style-name="T1"> Injection</text:span> <text:span text:style-name="T28">(Սոցքարտ)</text:span></text:p>
      <text:p text:style-name="P16"><text:tab/></text:p>
      <text:p text:style-name="P10"><text:span text:style-name="T17"><text:tab/></text:span><text:span text:style-name="T18">1.Մուտք գործել </text:span><text:a xlink:type="simple" xlink:href="https://www.vivus.goodcredit.am/" text:style-name="Internet_20_link" text:visited-style-name="Visited_20_Internet_20_Link"><text:span text:style-name="T18">https://www.vivus.goodcredit.am/</text:span></text:a><text:span text:style-name="T18"> կայք։</text:span></text:p>
      <text:p text:style-name="P10"><text:span text:style-name="T18"><text:tab/></text:span><text:span text:style-name="T22">2. Քլիկ անել “</text:span><text:span text:style-name="T23">Մուտք</text:span><text:span text:style-name="T22">” <text:s/>կոճակին։</text:span></text:p>
      <text:p text:style-name="P10"><text:span text:style-name="T22"><text:tab/>3. Նոր բացված </text:span><text:span text:style-name="T23">դիալոգային պատուհանի </text:span><text:span text:style-name="T22">“Սոց</text:span><text:span text:style-name="T23">քարտ</text:span><text:span text:style-name="T22">” դաշտում <text:tab/>նեչնուծել </text:span><text:span text:style-name="T19">“</text:span><text:span text:style-name="T20">&lt;script&gt;</text:span><text:span text:style-name="T21">alert(‘hacked’)</text:span><text:span text:style-name="T20">&lt;/script&gt;</text:span><text:span text:style-name="T19">” </text:span><text:span text:style-name="T22">։</text:span></text:p>
      <text:p text:style-name="P10"><text:span text:style-name="T22"><text:tab/></text:span></text:p>
      <text:p text:style-name="P10"><text:span text:style-name="T22"><text:tab/>Արդյունքւոմ պետք է ստանանք սխալի մասին հաղորդագրություն։</text:span></text:p>
      <text:p text:style-name="P13"><text:span text:style-name="T22"/></text:p>
      <text:p text:style-name="P16"><text:span text:style-name="T5">6</text:span><text:span text:style-name="T1">․ </text:span><text:span text:style-name="T2">JavaScriptJavaScript</text:span><text:span text:style-name="T1"> Injection</text:span> <text:span text:style-name="T28">(Գաղտնաբառ)</text:span></text:p>
      <text:p text:style-name="P16"><text:tab/></text:p>
      <text:p text:style-name="P10"><text:soft-page-break/><text:span text:style-name="T17"><text:tab/></text:span><text:span text:style-name="T18">1.Մուտք գործել </text:span><text:a xlink:type="simple" xlink:href="https://www.vivus.goodcredit.am/" text:style-name="Internet_20_link" text:visited-style-name="Visited_20_Internet_20_Link"><text:span text:style-name="T18">https://www.vivus.goodcredit.am/</text:span></text:a><text:span text:style-name="T18"> կայք։</text:span></text:p>
      <text:p text:style-name="P10"><text:span text:style-name="T18"><text:tab/></text:span><text:span text:style-name="T22">2. Քլիկ անել “</text:span><text:span text:style-name="T23">Մուտք</text:span><text:span text:style-name="T22">” <text:s/>կոճակին։</text:span></text:p>
      <text:p text:style-name="P10"><text:span text:style-name="T22"><text:tab/>3. Նոր բացված </text:span><text:span text:style-name="T23">դիալոգային պատուհանի </text:span><text:span text:style-name="T22">“</text:span><text:span text:style-name="T23">Գաղտնաբառ</text:span><text:span text:style-name="T22">” դաշտում <text:tab/>նեչնուծել </text:span><text:span text:style-name="T19">“</text:span><text:span text:style-name="T20">&lt;script&gt;</text:span><text:span text:style-name="T21">alert(‘hacked’)</text:span><text:span text:style-name="T20">&lt;/script&gt;</text:span><text:span text:style-name="T19">” </text:span><text:span text:style-name="T22">։</text:span></text:p>
      <text:p text:style-name="P10"><text:span text:style-name="T22"><text:tab/></text:span></text:p>
      <text:p text:style-name="P13"><text:span text:style-name="T26"><text:tab/>Արդյունքւոմ պետք է ստանանք սխալի մասին հաղորդագրություն։</text:span></text:p>
      <text:p text:style-name="P4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09:51:10.895394958</meta:creation-date>
    <dc:date>2017-12-05T10:18:06.713088008</dc:date>
    <meta:editing-duration>PT19M2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43" meta:word-count="198" meta:character-count="1760" meta:non-whitespace-character-count="1545"/>
  </office:meta>
</office:document-meta>
</file>